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Table 5. Tucson Wind Speed Model Coefficients</text:p>
          </table:table-cell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/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</table:table-row>
        <table:table-row table:style-name="ro2">
          <table:table-cell office:value-type="string" calcext:value-type="string">
            <text:p>Jan.</text:p>
          </table:table-cell>
          <table:table-cell office:value-type="string" calcext:value-type="string">
            <text:p>−1.1 ± 0.7</text:p>
          </table:table-cell>
          <table:table-cell office:value-type="string" calcext:value-type="string">
            <text:p>34.1 ± 0.6</text:p>
          </table:table-cell>
          <table:table-cell office:value-type="string" calcext:value-type="string">
            <text:p>11467 ± 34</text:p>
          </table:table-cell>
          <table:table-cell office:value-type="string" calcext:value-type="string">
            <text:p>5549 ± 112</text:p>
          </table:table-cell>
          <table:table-cell/>
          <table:table-cell office:value-type="float" office:value="-1.1" calcext:value-type="float">
            <text:p>-1.1</text:p>
          </table:table-cell>
          <table:table-cell table:formula="of:=LEFT([.C3];4)" office:value-type="string" office:string-value="34.1" calcext:value-type="string">
            <text:p>34.1</text:p>
          </table:table-cell>
          <table:table-cell table:formula="of:=LEFT([.D3];5)" office:value-type="string" office:string-value="11467" calcext:value-type="string">
            <text:p>11467</text:p>
          </table:table-cell>
          <table:table-cell table:formula="of:=LEFT([.E3];5)" office:value-type="string" office:string-value="5549 " calcext:value-type="string">
            <text:p>5549 </text:p>
          </table:table-cell>
        </table:table-row>
        <table:table-row table:style-name="ro2">
          <table:table-cell office:value-type="string" calcext:value-type="string">
            <text:p>Feb.</text:p>
          </table:table-cell>
          <table:table-cell office:value-type="string" calcext:value-type="string">
            <text:p>1.6 ± 0.6</text:p>
          </table:table-cell>
          <table:table-cell office:value-type="string" calcext:value-type="string">
            <text:p>34.1 ± 0.6</text:p>
          </table:table-cell>
          <table:table-cell office:value-type="string" calcext:value-type="string">
            <text:p>11620 ± 40</text:p>
          </table:table-cell>
          <table:table-cell office:value-type="string" calcext:value-type="string">
            <text:p>4993 ± 104</text:p>
          </table:table-cell>
          <table:table-cell/>
          <table:table-cell table:formula="of:=LEFT([.B4];3)" office:value-type="string" office:string-value="1.6" calcext:value-type="string">
            <text:p>1.6</text:p>
          </table:table-cell>
          <table:table-cell table:formula="of:=LEFT([.C4];4)" office:value-type="string" office:string-value="34.1" calcext:value-type="string">
            <text:p>34.1</text:p>
          </table:table-cell>
          <table:table-cell table:formula="of:=LEFT([.D4];5)" office:value-type="string" office:string-value="11620" calcext:value-type="string">
            <text:p>11620</text:p>
          </table:table-cell>
          <table:table-cell table:formula="of:=LEFT([.E4];5)" office:value-type="string" office:string-value="4993 " calcext:value-type="string">
            <text:p>4993 </text:p>
          </table:table-cell>
        </table:table-row>
        <table:table-row table:style-name="ro2">
          <table:table-cell office:value-type="string" calcext:value-type="string">
            <text:p>Mar.</text:p>
          </table:table-cell>
          <table:table-cell office:value-type="string" calcext:value-type="string">
            <text:p>1.4 ± 0.7</text:p>
          </table:table-cell>
          <table:table-cell office:value-type="string" calcext:value-type="string">
            <text:p>34.0 ± 0.6</text:p>
          </table:table-cell>
          <table:table-cell office:value-type="string" calcext:value-type="string">
            <text:p>11779 ± 46</text:p>
          </table:table-cell>
          <table:table-cell office:value-type="string" calcext:value-type="string">
            <text:p>5163 ± 120</text:p>
          </table:table-cell>
          <table:table-cell/>
          <table:table-cell table:formula="of:=LEFT([.B5];3)" office:value-type="string" office:string-value="1.4" calcext:value-type="string">
            <text:p>1.4</text:p>
          </table:table-cell>
          <table:table-cell table:formula="of:=LEFT([.C5];4)" office:value-type="string" office:string-value="34.0" calcext:value-type="string">
            <text:p>34.0</text:p>
          </table:table-cell>
          <table:table-cell table:formula="of:=LEFT([.D5];5)" office:value-type="string" office:string-value="11779" calcext:value-type="string">
            <text:p>11779</text:p>
          </table:table-cell>
          <table:table-cell table:formula="of:=LEFT([.E5];5)" office:value-type="string" office:string-value="5163 " calcext:value-type="string">
            <text:p>5163 </text:p>
          </table:table-cell>
        </table:table-row>
        <table:table-row table:style-name="ro2">
          <table:table-cell office:value-type="string" calcext:value-type="string">
            <text:p>Apr.</text:p>
          </table:table-cell>
          <table:table-cell office:value-type="string" calcext:value-type="string">
            <text:p>2.6 ± 0.8</text:p>
          </table:table-cell>
          <table:table-cell office:value-type="string" calcext:value-type="string">
            <text:p>29.1 ± 0.7</text:p>
          </table:table-cell>
          <table:table-cell office:value-type="string" calcext:value-type="string">
            <text:p>11804 ± 63</text:p>
          </table:table-cell>
          <table:table-cell office:value-type="string" calcext:value-type="string">
            <text:p>5028 ± 155</text:p>
          </table:table-cell>
          <table:table-cell/>
          <table:table-cell table:formula="of:=LEFT([.B6];3)" office:value-type="string" office:string-value="2.6" calcext:value-type="string">
            <text:p>2.6</text:p>
          </table:table-cell>
          <table:table-cell table:formula="of:=LEFT([.C6];4)" office:value-type="string" office:string-value="29.1" calcext:value-type="string">
            <text:p>29.1</text:p>
          </table:table-cell>
          <table:table-cell table:formula="of:=LEFT([.D6];5)" office:value-type="string" office:string-value="11804" calcext:value-type="string">
            <text:p>11804</text:p>
          </table:table-cell>
          <table:table-cell table:formula="of:=LEFT([.E6];5)" office:value-type="string" office:string-value="5028 " calcext:value-type="string">
            <text:p>5028 </text:p>
          </table:table-cell>
        </table:table-row>
        <table:table-row table:style-name="ro2">
          <table:table-cell office:value-type="string" calcext:value-type="string">
            <text:p>May.</text:p>
          </table:table-cell>
          <table:table-cell office:value-type="string" calcext:value-type="string">
            <text:p>4.6 ± 0.7</text:p>
          </table:table-cell>
          <table:table-cell office:value-type="string" calcext:value-type="string">
            <text:p>21.2 ± 0.6</text:p>
          </table:table-cell>
          <table:table-cell office:value-type="string" calcext:value-type="string">
            <text:p>11729 ± 85</text:p>
          </table:table-cell>
          <table:table-cell office:value-type="string" calcext:value-type="string">
            <text:p>4465 ± 181</text:p>
          </table:table-cell>
          <table:table-cell/>
          <table:table-cell table:formula="of:=LEFT([.B7];3)" office:value-type="string" office:string-value="4.6" calcext:value-type="string">
            <text:p>4.6</text:p>
          </table:table-cell>
          <table:table-cell table:formula="of:=LEFT([.C7];4)" office:value-type="string" office:string-value="21.2" calcext:value-type="string">
            <text:p>21.2</text:p>
          </table:table-cell>
          <table:table-cell table:formula="of:=LEFT([.D7];5)" office:value-type="string" office:string-value="11729" calcext:value-type="string">
            <text:p>11729</text:p>
          </table:table-cell>
          <table:table-cell table:formula="of:=LEFT([.E7];5)" office:value-type="string" office:string-value="4465 " calcext:value-type="string">
            <text:p>4465 </text:p>
          </table:table-cell>
        </table:table-row>
        <table:table-row table:style-name="ro2">
          <table:table-cell office:value-type="string" calcext:value-type="string">
            <text:p>Jun.</text:p>
          </table:table-cell>
          <table:table-cell office:value-type="string" calcext:value-type="string">
            <text:p>6.5 ± 0.4</text:p>
          </table:table-cell>
          <table:table-cell office:value-type="string" calcext:value-type="string">
            <text:p>14.7 ± 0.5</text:p>
          </table:table-cell>
          <table:table-cell office:value-type="string" calcext:value-type="string">
            <text:p>12107 ± 109</text:p>
          </table:table-cell>
          <table:table-cell office:value-type="string" calcext:value-type="string">
            <text:p>3358 ± 167</text:p>
          </table:table-cell>
          <table:table-cell/>
          <table:table-cell table:formula="of:=LEFT([.B8];3)" office:value-type="string" office:string-value="6.5" calcext:value-type="string">
            <text:p>6.5</text:p>
          </table:table-cell>
          <table:table-cell table:formula="of:=LEFT([.C8];4)" office:value-type="string" office:string-value="14.7" calcext:value-type="string">
            <text:p>14.7</text:p>
          </table:table-cell>
          <table:table-cell table:formula="of:=LEFT([.D8];5)" office:value-type="string" office:string-value="12107" calcext:value-type="string">
            <text:p>12107</text:p>
          </table:table-cell>
          <table:table-cell table:formula="of:=LEFT([.E8];5)" office:value-type="string" office:string-value="3358 " calcext:value-type="string">
            <text:p>3358 </text:p>
          </table:table-cell>
        </table:table-row>
        <table:table-row table:style-name="ro2">
          <table:table-cell office:value-type="string" calcext:value-type="string">
            <text:p>Jul.</text:p>
          </table:table-cell>
          <table:table-cell office:value-type="string" calcext:value-type="string">
            <text:p>5.4 ± 0.2</text:p>
          </table:table-cell>
          <table:table-cell office:value-type="string" calcext:value-type="string">
            <text:p>6.4 ± 0.3</text:p>
          </table:table-cell>
          <table:table-cell office:value-type="string" calcext:value-type="string">
            <text:p>11852 ± 128</text:p>
          </table:table-cell>
          <table:table-cell office:value-type="string" calcext:value-type="string">
            <text:p>2933 ± 184</text:p>
          </table:table-cell>
          <table:table-cell/>
          <table:table-cell table:formula="of:=LEFT([.B9];3)" office:value-type="string" office:string-value="5.4" calcext:value-type="string">
            <text:p>5.4</text:p>
          </table:table-cell>
          <table:table-cell table:formula="of:=LEFT([.C9];4)" office:value-type="string" office:string-value="6.4 " calcext:value-type="string">
            <text:p>6.4 </text:p>
          </table:table-cell>
          <table:table-cell table:formula="of:=LEFT([.D9];5)" office:value-type="string" office:string-value="11852" calcext:value-type="string">
            <text:p>11852</text:p>
          </table:table-cell>
          <table:table-cell table:formula="of:=LEFT([.E9];5)" office:value-type="string" office:string-value="2933 " calcext:value-type="string">
            <text:p>2933 </text:p>
          </table:table-cell>
        </table:table-row>
        <table:table-row table:style-name="ro2">
          <table:table-cell office:value-type="string" calcext:value-type="string">
            <text:p>Aug.</text:p>
          </table:table-cell>
          <table:table-cell office:value-type="string" calcext:value-type="string">
            <text:p>5.0 ± 0.2</text:p>
          </table:table-cell>
          <table:table-cell office:value-type="string" calcext:value-type="string">
            <text:p>7.8 ± 0.3</text:p>
          </table:table-cell>
          <table:table-cell office:value-type="string" calcext:value-type="string">
            <text:p>11955 ± 101</text:p>
          </table:table-cell>
          <table:table-cell office:value-type="string" calcext:value-type="string">
            <text:p>2779 ± 141</text:p>
          </table:table-cell>
          <table:table-cell/>
          <table:table-cell table:formula="of:=LEFT([.B10];3)" office:value-type="string" office:string-value="5.0" calcext:value-type="string">
            <text:p>5.0</text:p>
          </table:table-cell>
          <table:table-cell table:formula="of:=LEFT([.C10];4)" office:value-type="string" office:string-value="7.8 " calcext:value-type="string">
            <text:p>7.8 </text:p>
          </table:table-cell>
          <table:table-cell table:formula="of:=LEFT([.D10];5)" office:value-type="string" office:string-value="11955" calcext:value-type="string">
            <text:p>11955</text:p>
          </table:table-cell>
          <table:table-cell table:formula="of:=LEFT([.E10];5)" office:value-type="string" office:string-value="2779 " calcext:value-type="string">
            <text:p>2779 </text:p>
          </table:table-cell>
        </table:table-row>
        <table:table-row table:style-name="ro2">
          <table:table-cell office:value-type="string" calcext:value-type="string">
            <text:p>Sep.</text:p>
          </table:table-cell>
          <table:table-cell office:value-type="string" calcext:value-type="string">
            <text:p>5.7 ± 0.3</text:p>
          </table:table-cell>
          <table:table-cell office:value-type="string" calcext:value-type="string">
            <text:p>16.3 ± 0.4</text:p>
          </table:table-cell>
          <table:table-cell office:value-type="string" calcext:value-type="string">
            <text:p>12076 ± 80</text:p>
          </table:table-cell>
          <table:table-cell office:value-type="string" calcext:value-type="string">
            <text:p>3282 ± 120</text:p>
          </table:table-cell>
          <table:table-cell/>
          <table:table-cell table:formula="of:=LEFT([.B11];3)" office:value-type="string" office:string-value="5.7" calcext:value-type="string">
            <text:p>5.7</text:p>
          </table:table-cell>
          <table:table-cell table:formula="of:=LEFT([.C11];4)" office:value-type="string" office:string-value="16.3" calcext:value-type="string">
            <text:p>16.3</text:p>
          </table:table-cell>
          <table:table-cell table:formula="of:=LEFT([.D11];5)" office:value-type="string" office:string-value="12076" calcext:value-type="string">
            <text:p>12076</text:p>
          </table:table-cell>
          <table:table-cell table:formula="of:=LEFT([.E11];5)" office:value-type="string" office:string-value="3282 " calcext:value-type="string">
            <text:p>3282 </text:p>
          </table:table-cell>
        </table:table-row>
        <table:table-row table:style-name="ro2">
          <table:table-cell office:value-type="string" calcext:value-type="string">
            <text:p>Oct.</text:p>
          </table:table-cell>
          <table:table-cell office:value-type="string" calcext:value-type="string">
            <text:p>4.8 ± 0.5</text:p>
          </table:table-cell>
          <table:table-cell office:value-type="string" calcext:value-type="string">
            <text:p>22.4 ± 0.5</text:p>
          </table:table-cell>
          <table:table-cell office:value-type="string" calcext:value-type="string">
            <text:p>11889 ± 76</text:p>
          </table:table-cell>
          <table:table-cell office:value-type="string" calcext:value-type="string">
            <text:p>4158 ± 144</text:p>
          </table:table-cell>
          <table:table-cell/>
          <table:table-cell table:formula="of:=LEFT([.B12];3)" office:value-type="string" office:string-value="4.8" calcext:value-type="string">
            <text:p>4.8</text:p>
          </table:table-cell>
          <table:table-cell table:formula="of:=LEFT([.C12];4)" office:value-type="string" office:string-value="22.4" calcext:value-type="string">
            <text:p>22.4</text:p>
          </table:table-cell>
          <table:table-cell table:formula="of:=LEFT([.D12];5)" office:value-type="string" office:string-value="11889" calcext:value-type="string">
            <text:p>11889</text:p>
          </table:table-cell>
          <table:table-cell table:formula="of:=LEFT([.E12];5)" office:value-type="string" office:string-value="4158 " calcext:value-type="string">
            <text:p>4158 </text:p>
          </table:table-cell>
        </table:table-row>
        <table:table-row table:style-name="ro2">
          <table:table-cell office:value-type="string" calcext:value-type="string">
            <text:p>Nov.</text:p>
          </table:table-cell>
          <table:table-cell office:value-type="string" calcext:value-type="string">
            <text:p>0.5 ± 0.8</text:p>
          </table:table-cell>
          <table:table-cell office:value-type="string" calcext:value-type="string">
            <text:p>30.1 ± 0.8</text:p>
          </table:table-cell>
          <table:table-cell office:value-type="string" calcext:value-type="string">
            <text:p>11453 ± 50</text:p>
          </table:table-cell>
          <table:table-cell office:value-type="string" calcext:value-type="string">
            <text:p>5297 ± 152</text:p>
          </table:table-cell>
          <table:table-cell/>
          <table:table-cell table:formula="of:=LEFT([.B13];3)" office:value-type="string" office:string-value="0.5" calcext:value-type="string">
            <text:p>0.5</text:p>
          </table:table-cell>
          <table:table-cell table:formula="of:=LEFT([.C13];4)" office:value-type="string" office:string-value="30.1" calcext:value-type="string">
            <text:p>30.1</text:p>
          </table:table-cell>
          <table:table-cell table:formula="of:=LEFT([.D13];5)" office:value-type="string" office:string-value="11453" calcext:value-type="string">
            <text:p>11453</text:p>
          </table:table-cell>
          <table:table-cell table:formula="of:=LEFT([.E13];5)" office:value-type="string" office:string-value="5297 " calcext:value-type="string">
            <text:p>5297 </text:p>
          </table:table-cell>
        </table:table-row>
        <table:table-row table:style-name="ro2">
          <table:table-cell office:value-type="string" calcext:value-type="string">
            <text:p>Dec.</text:p>
          </table:table-cell>
          <table:table-cell office:value-type="string" calcext:value-type="string">
            <text:p>0.0 ± 0.7</text:p>
          </table:table-cell>
          <table:table-cell office:value-type="string" calcext:value-type="string">
            <text:p>32.3 ± 0.7</text:p>
          </table:table-cell>
          <table:table-cell office:value-type="string" calcext:value-type="string">
            <text:p>11462 ± 41</text:p>
          </table:table-cell>
          <table:table-cell office:value-type="string" calcext:value-type="string">
            <text:p>5295 ± 123</text:p>
          </table:table-cell>
          <table:table-cell/>
          <table:table-cell table:formula="of:=LEFT([.B14];3)" office:value-type="string" office:string-value="0.0" calcext:value-type="string">
            <text:p>0.0</text:p>
          </table:table-cell>
          <table:table-cell table:formula="of:=LEFT([.C14];4)" office:value-type="string" office:string-value="32.3" calcext:value-type="string">
            <text:p>32.3</text:p>
          </table:table-cell>
          <table:table-cell table:formula="of:=LEFT([.D14];5)" office:value-type="string" office:string-value="11462" calcext:value-type="string">
            <text:p>11462</text:p>
          </table:table-cell>
          <table:table-cell table:formula="of:=LEFT([.E14];5)" office:value-type="string" office:string-value="5295 " calcext:value-type="string">
            <text:p>5295 </text:p>
          </table:table-cell>
        </table:table-row>
      </table:table>
      <table:named-expressions>
        <table:named-range table:name="n17e38f82e8aea135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07:42:49.768072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07:42:50.938162396</meta:creation-date>
    <meta:editing-duration>P0D</meta:editing-duration>
    <meta:editing-cycles>2</meta:editing-cycles>
    <meta:generator>LibreOffice/4.2.7.2$Linux_X86_64 LibreOffice_project/420m0$Build-2</meta:generator>
    <dc:date>2015-04-18T07:43:52.152737848</dc:date>
    <meta:document-statistic meta:table-count="1" meta:cell-count="118" meta:object-count="0"/>
  </office:meta>
</office:document-meta>
</file>